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paragraph-rsid="0011755d"/>
    </style:style>
    <style:style style:name="P2" style:family="paragraph" style:parent-style-name="Standard">
      <style:text-properties officeooo:paragraph-rsid="0011755d"/>
    </style:style>
    <style:style style:name="T1" style:family="text">
      <style:text-properties officeooo:rsid="0011755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 = 1</text:p>
      <text:p text:style-name="P2"/>
      <text:p text:style-name="P2"><text:s text:c="4"/>1. Criteria 2.0</text:p>
      <text:p text:style-name="P2"><text:s text:c="4"/>2. Criteria 2.1</text:p>
      <text:p text:style-name="P2"><text:s text:c="4"/>3. Criteria 2.2</text:p>
      <text:p text:style-name="P2"><text:s text:c="4"/>4. Criteria 2.3</text:p>
      <text:p text:style-name="P2"><text:s text:c="4"/>5. Criteria 4.0</text:p>
      <text:p text:style-name="P2"><text:s text:c="4"/>6. Criteria 5.0 </text:p>
      <text:p text:style-name="P2"><text:s text:c="4"/></text:p>
      <text:p text:style-name="P2">Criteria = 1</text:p>
      <text:p text:style-name="P2"/>
      <text:p text:style-name="P2"><text:s text:c="4"/>1. Vigenere</text:p>
      <text:p text:style-name="P2"><text:s text:c="4"/>2. Affinity</text:p>
      <text:p text:style-name="P2"><text:s text:c="4"/>3. Uniform</text:p>
      <text:p text:style-name="P2"><text:s text:c="4"/>4. Fibonacci</text:p>
      <text:p text:style-name="P2"><text:s text:c="4"/></text:p>
      <text:p text:style-name="P2">Distortion = 1</text:p>
      <text:p text:style-name="P2">r = 1</text:p>
      <text:p text:style-name="P2">False Positive = 0.0</text:p>
      <text:p text:style-name="P2">False Negative = 0.4683</text:p>
      <text:p text:style-name="P2"/>
      <text:p text:style-name="P2">______________________________________________________</text:p>
      <text:p text:style-name="P2"/>
      <text:p text:style-name="P2">l = 1</text:p>
      <text:p text:style-name="P2"/>
      <text:p text:style-name="P2"><text:s text:c="4"/>1. Criteria 2.0</text:p>
      <text:p text:style-name="P2"><text:s text:c="4"/>2. Criteria 2.1</text:p>
      <text:p text:style-name="P2"><text:s text:c="4"/>3. Criteria 2.2</text:p>
      <text:p text:style-name="P2"><text:s text:c="4"/>4. Criteria 2.3</text:p>
      <text:p text:style-name="P2"><text:s text:c="4"/>5. Criteria 4.0</text:p>
      <text:p text:style-name="P2"><text:s text:c="4"/>6. Criteria 5.0 </text:p>
      <text:p text:style-name="P2"><text:s text:c="4"/></text:p>
      <text:p text:style-name="P2">Criteria = 1</text:p>
      <text:p text:style-name="P2"/>
      <text:p text:style-name="P2"><text:s text:c="4"/>1. Vigenere</text:p>
      <text:p text:style-name="P2"><text:s text:c="4"/>2. Affinity</text:p>
      <text:p text:style-name="P2"><text:s text:c="4"/>3. Uniform</text:p>
      <text:p text:style-name="P2"><text:s text:c="4"/>4. Fibonacci</text:p>
      <text:p text:style-name="P2"><text:s text:c="4"/></text:p>
      <text:p text:style-name="P2">Distortion = 2</text:p>
      <text:p text:style-name="P2">False Positive = 0.0</text:p>
      <text:p text:style-name="P2">False Negative = 0.2393</text:p>
      <text:p text:style-name="P2">___________________________________________________</text:p>
      <text:p text:style-name="P2"/>
      <text:p text:style-name="P2">l = 1</text:p>
      <text:p text:style-name="P2"/>
      <text:p text:style-name="P2"><text:s text:c="4"/>1. Criteria 2.0</text:p>
      <text:p text:style-name="P2"><text:s text:c="4"/>2. Criteria 2.1</text:p>
      <text:p text:style-name="P2"><text:s text:c="4"/>3. Criteria 2.2</text:p>
      <text:p text:style-name="P2"><text:s text:c="4"/>4. Criteria 2.3</text:p>
      <text:p text:style-name="P2"><text:s text:c="4"/>5. Criteria 4.0</text:p>
      <text:p text:style-name="P2"><text:s text:c="4"/>6. Criteria 5.0 </text:p>
      <text:p text:style-name="P2"><text:soft-page-break/><text:s text:c="4"/></text:p>
      <text:p text:style-name="P2">Criteria = 1</text:p>
      <text:p text:style-name="P2"/>
      <text:p text:style-name="P2"><text:s text:c="4"/>1. Vigenere</text:p>
      <text:p text:style-name="P2"><text:s text:c="4"/>2. Affinity</text:p>
      <text:p text:style-name="P2"><text:s text:c="4"/>3. Uniform</text:p>
      <text:p text:style-name="P2"><text:s text:c="4"/>4. Fibonacci</text:p>
      <text:p text:style-name="P2"><text:s text:c="4"/></text:p>
      <text:p text:style-name="P2">Distortion = 3</text:p>
      <text:p text:style-name="P2">False Positive = 0.0</text:p>
      <text:p text:style-name="P2">False Negative = 0.5</text:p>
      <text:p text:style-name="P2"/>
      <text:p text:style-name="P2">l = 1</text:p>
      <text:p text:style-name="P2"/>
      <text:p text:style-name="P2"><text:s text:c="4"/>1. Criteria 2.0</text:p>
      <text:p text:style-name="P2"><text:s text:c="4"/>2. Criteria 2.1</text:p>
      <text:p text:style-name="P2"><text:s text:c="4"/>3. Criteria 2.2</text:p>
      <text:p text:style-name="P2"><text:s text:c="4"/>4. Criteria 2.3</text:p>
      <text:p text:style-name="P2"><text:s text:c="4"/>5. Criteria 4.0</text:p>
      <text:p text:style-name="P2"><text:s text:c="4"/>6. Criteria 5.0 </text:p>
      <text:p text:style-name="P2"><text:s text:c="4"/></text:p>
      <text:p text:style-name="P2">Criteria = 1</text:p>
      <text:p text:style-name="P2"/>
      <text:p text:style-name="P2"><text:s text:c="4"/>1. Vigenere</text:p>
      <text:p text:style-name="P2"><text:s text:c="4"/>2. Affinity</text:p>
      <text:p text:style-name="P2"><text:s text:c="4"/>3. Uniform</text:p>
      <text:p text:style-name="P2"><text:s text:c="4"/>4. Fibonacci</text:p>
      <text:p text:style-name="P2"><text:s text:c="4"/></text:p>
      <text:p text:style-name="P2">Distortion = 4</text:p>
      <text:p text:style-name="P2">False Positive = 0.0</text:p>
      <text:p text:style-name="P2">False Negative = 0.5</text:p>
      <text:p text:style-name="P2"/>
      <text:p text:style-name="P2">______________________________________________</text:p>
      <text:p text:style-name="P2">l = 1</text:p>
      <text:p text:style-name="P2"/>
      <text:p text:style-name="P2"><text:s text:c="4"/>1. Criteria 2.0</text:p>
      <text:p text:style-name="P2"><text:s text:c="4"/>2. Criteria 2.1</text:p>
      <text:p text:style-name="P2"><text:s text:c="4"/>3. Criteria 2.2</text:p>
      <text:p text:style-name="P2"><text:s text:c="4"/>4. Criteria 2.3</text:p>
      <text:p text:style-name="P2"><text:s text:c="4"/>5. Criteria 4.0</text:p>
      <text:p text:style-name="P2"><text:s text:c="4"/>6. Criteria 5.0 </text:p>
      <text:p text:style-name="P2"><text:s text:c="4"/></text:p>
      <text:p text:style-name="P2">Criteria = 2</text:p>
      <text:p text:style-name="P2"/>
      <text:p text:style-name="P2"><text:s text:c="4"/>1. Vigenere</text:p>
      <text:p text:style-name="P2"><text:s text:c="4"/>2. Affinity</text:p>
      <text:p text:style-name="P2"><text:s text:c="4"/>3. Uniform</text:p>
      <text:p text:style-name="P2"><text:s text:c="4"/>4. Fibonacci</text:p>
      <text:p text:style-name="P2"><text:s text:c="4"/></text:p>
      <text:p text:style-name="P2">Distortion = 1</text:p>
      <text:p text:style-name="P2">r = 5</text:p>
      <text:p text:style-name="P2">False Positive = 0.0</text:p>
      <text:p text:style-name="P2"><text:soft-page-break/>False Negative = 0.5</text:p>
      <text:p text:style-name="P2">___________________________________________________</text:p>
      <text:p text:style-name="P2"/>
      <text:p text:style-name="P2">l = 1</text:p>
      <text:p text:style-name="P2"/>
      <text:p text:style-name="P2"><text:s text:c="4"/>1. Criteria 2.0</text:p>
      <text:p text:style-name="P2"><text:s text:c="4"/>2. Criteria 2.1</text:p>
      <text:p text:style-name="P2"><text:s text:c="4"/>3. Criteria 2.2</text:p>
      <text:p text:style-name="P2"><text:s text:c="4"/>4. Criteria 2.3</text:p>
      <text:p text:style-name="P2"><text:s text:c="4"/>5. Criteria 4.0</text:p>
      <text:p text:style-name="P2"><text:s text:c="4"/>6. Criteria 5.0 </text:p>
      <text:p text:style-name="P2"><text:s text:c="4"/></text:p>
      <text:p text:style-name="P2">Criteria = 2</text:p>
      <text:p text:style-name="P2"/>
      <text:p text:style-name="P2"><text:s text:c="4"/>1. Vigenere</text:p>
      <text:p text:style-name="P2"><text:s text:c="4"/>2. Affinity</text:p>
      <text:p text:style-name="P2"><text:s text:c="4"/>3. Uniform</text:p>
      <text:p text:style-name="P2"><text:s text:c="4"/>4. Fibonacci</text:p>
      <text:p text:style-name="P2"><text:s text:c="4"/></text:p>
      <text:p text:style-name="P2">Distortion = 2</text:p>
      <text:p text:style-name="P2">False Positive = 0.0</text:p>
      <text:p text:style-name="P2">False Negative = 0.2436</text:p>
      <text:p text:style-name="P2">___________________________________________________</text:p>
      <text:p text:style-name="P2"/>
      <text:p text:style-name="P2">l = 1</text:p>
      <text:p text:style-name="P2"/>
      <text:p text:style-name="P2"><text:s text:c="4"/>1. Criteria 2.0</text:p>
      <text:p text:style-name="P2"><text:s text:c="4"/>2. Criteria 2.1</text:p>
      <text:p text:style-name="P2"><text:s text:c="4"/>3. Criteria 2.2</text:p>
      <text:p text:style-name="P2"><text:s text:c="4"/>4. Criteria 2.3</text:p>
      <text:p text:style-name="P2"><text:s text:c="4"/>5. Criteria 4.0</text:p>
      <text:p text:style-name="P2"><text:s text:c="4"/>6. Criteria 5.0 </text:p>
      <text:p text:style-name="P2"><text:s text:c="4"/></text:p>
      <text:p text:style-name="P2">Criteria = 2</text:p>
      <text:p text:style-name="P2"/>
      <text:p text:style-name="P2"><text:s text:c="4"/>1. Vigenere</text:p>
      <text:p text:style-name="P2"><text:s text:c="4"/>2. Affinity</text:p>
      <text:p text:style-name="P2"><text:s text:c="4"/>3. Uniform</text:p>
      <text:p text:style-name="P2"><text:s text:c="4"/>4. Fibonacci</text:p>
      <text:p text:style-name="P2"><text:s text:c="4"/></text:p>
      <text:p text:style-name="P2">Distortion = 3</text:p>
      <text:p text:style-name="P2">False Positive = 0.0</text:p>
      <text:p text:style-name="P2">False Negative = 0.5</text:p>
      <text:p text:style-name="P2">___________________________________________________</text:p>
      <text:p text:style-name="P2"/>
      <text:p text:style-name="P2">l = 1</text:p>
      <text:p text:style-name="P2"/>
      <text:p text:style-name="P2"><text:s text:c="4"/>1. Criteria 2.0</text:p>
      <text:p text:style-name="P2"><text:s text:c="4"/>2. Criteria 2.1</text:p>
      <text:p text:style-name="P2"><text:s text:c="4"/>3. Criteria 2.2</text:p>
      <text:p text:style-name="P2"><text:s text:c="4"/>4. Criteria 2.3</text:p>
      <text:p text:style-name="P2"><text:s text:c="4"/>5. Criteria 4.0</text:p>
      <text:p text:style-name="P2"><text:soft-page-break/><text:s text:c="4"/>6. Criteria 5.0 </text:p>
      <text:p text:style-name="P2"><text:s text:c="4"/></text:p>
      <text:p text:style-name="P2">Criteria = 2</text:p>
      <text:p text:style-name="P2"/>
      <text:p text:style-name="P2"><text:s text:c="4"/>1. Vigenere</text:p>
      <text:p text:style-name="P2"><text:s text:c="4"/>2. Affinity</text:p>
      <text:p text:style-name="P2"><text:s text:c="4"/>3. Uniform</text:p>
      <text:p text:style-name="P2"><text:s text:c="4"/>4. Fibonacci</text:p>
      <text:p text:style-name="P2"><text:s text:c="4"/></text:p>
      <text:p text:style-name="P2">Distortion = 4</text:p>
      <text:p text:style-name="P2">False Positive = 0.0</text:p>
      <text:p text:style-name="P2">False Negative = 0.5</text:p>
      <text:p text:style-name="P2">___________________________________________________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2:05:09.872562851</meta:creation-date>
    <dc:date>2022-11-27T13:23:41.154841391</dc:date>
    <meta:editing-duration>PT7M50S</meta:editing-duration>
    <meta:editing-cycles>1</meta:editing-cycles>
    <meta:document-statistic meta:table-count="0" meta:image-count="0" meta:object-count="0" meta:page-count="4" meta:paragraph-count="145" meta:word-count="357" meta:character-count="2406" meta:non-whitespace-character-count="1786"/>
    <meta:generator>LibreOffice/7.3.6.2$Linux_X86_64 LibreOffice_project/30$Build-2</meta:generator>
  </office:meta>
</office:document-meta>
</file>